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number-columns-repeated="7" table:default-cell-style-name="ce4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Key:</text:p>
          </table:table-cell>
          <table:table-cell table:style-name="Default" office:value-type="string" calcext:value-type="string">
            <text:p>ABCDEF123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Credit/Debi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M</text:p>
          </table:table-cell>
          <table:table-cell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SUM([.C3:.H3]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SUM([.C4:.H4])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number-columns-repeated="2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1" calcext:value-type="float">
            <text:p>11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number-columns-repeated="2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3" calcext:value-type="float">
            <text:p>1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5" calcext:value-type="float">
            <text:p>15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7" calcext:value-type="float">
            <text:p>17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17" calcext:value-type="float">
            <text:p>17</text:p>
          </table:table-cell>
          <table:table-cell table:style-name="ce5" table:number-columns-repeated="2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9" calcext:value-type="float">
            <text:p>19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21" calcext:value-type="float">
            <text:p>21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21" calcext:value-type="float">
            <text:p>21</text:p>
          </table:table-cell>
          <table:table-cell table:style-name="ce5" table:number-columns-repeated="2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23" calcext:value-type="float">
            <text:p>2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23" calcext:value-type="float">
            <text:p>23</text:p>
          </table:table-cell>
          <table:table-cell table:style-name="ce5" table:number-columns-repeated="2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25" calcext:value-type="float">
            <text:p>2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2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27" calcext:value-type="float">
            <text:p>27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28" calcext:value-type="float">
            <text:p>28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015-07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31" calcext:value-type="float">
            <text:p>31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2015-07</text:p>
          </table:table-cell>
          <table:table-cell table:style-name="ce2" office:value-type="float" office:value="31" calcext:value-type="float">
            <text:p>31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2"/>
          <table:table-cell table:style-name="Default" table:formula="of:=SUM([.C3:.C33])" office:value-type="float" office:value="10" calcext:value-type="float">
            <text:p>10</text:p>
          </table:table-cell>
          <table:table-cell table:style-name="Default" table:formula="of:=SUM([.D3:.D33])" office:value-type="float" office:value="10" calcext:value-type="float">
            <text:p>10</text:p>
          </table:table-cell>
          <table:table-cell table:style-name="Default" table:formula="of:=SUM([.E4:.E33])" office:value-type="float" office:value="10" calcext:value-type="float">
            <text:p>10</text:p>
          </table:table-cell>
          <table:table-cell table:style-name="Default" table:formula="of:=SUM([.F4:.F33])" office:value-type="float" office:value="10" calcext:value-type="float">
            <text:p>10</text:p>
          </table:table-cell>
          <table:table-cell table:style-name="Default" table:formula="of:=SUM([.G4:.G33])" office:value-type="float" office:value="10" calcext:value-type="float">
            <text:p>10</text:p>
          </table:table-cell>
          <table:table-cell table:style-name="Default" table:formula="of:=SUM([.H3:.H33])" office:value-type="float" office:value="10" calcext:value-type="float">
            <text:p>10</text:p>
          </table:table-cell>
          <table:table-cell table:style-name="Default" table:formula="of:=SUM([.I3:.I33])" office:value-type="float" office:value="60" calcext:value-type="float">
            <text:p>60</text:p>
          </table:table-cell>
          <table:table-cell table:number-columns-repeated="3"/>
          <table:table-cell table:formula="of:=SUM([.M3:.M33])" office:value-type="float" office:value="10" calcext:value-type="float">
            <text:p>10</text:p>
          </table:table-cell>
          <table:table-cell table:formula="of:=SUM([.N3:.N33])"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Key:</text:p>
          </table:table-cell>
          <table:table-cell table:style-name="Default" office:value-type="string" calcext:value-type="string">
            <text:p>123ABCDEF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5" calcext:value-type="float">
            <text:p>5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style-name="ce4" table:number-columns-repeated="3"/>
          <table:table-cell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7" calcext:value-type="float">
            <text:p>7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9" calcext:value-type="float">
            <text:p>9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1" calcext:value-type="float">
            <text:p>11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3" calcext:value-type="float">
            <text:p>13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5" calcext:value-type="float">
            <text:p>15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7" calcext:value-type="float">
            <text:p>17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9" calcext:value-type="float">
            <text:p>19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21" calcext:value-type="float">
            <text:p>21</text:p>
          </table:table-cell>
          <table:table-cell table:style-name="ce5" table:number-columns-repeated="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23" calcext:value-type="float">
            <text:p>23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25" calcext:value-type="float">
            <text:p>25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27" calcext:value-type="float">
            <text:p>27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29" calcext:value-type="float">
            <text:p>29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015-07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31" calcext:value-type="float">
            <text:p>31</text:p>
          </table:table-cell>
          <table:table-cell table:style-name="ce5" table:number-columns-repeated="6"/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8"/>
          <table:table-cell table:style-name="Default" table:formula="of:=SUM([.I38:.I68])"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1:55:22.006621353</meta:creation-date>
    <dc:date>2015-07-08T15:59:45.771232648</dc:date>
    <meta:editing-duration>PT3M21S</meta:editing-duration>
    <meta:editing-cycles>1</meta:editing-cycles>
    <meta:document-statistic meta:table-count="1" meta:cell-count="359" meta:object-count="0"/>
    <meta:generator>LibreOffice/4.2.7.2$Linux_X86_64 LibreOffice_project/420m0$Build-2</meta:generator>
  </office:meta>
</office:document-meta>
</file>